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56df" officeooo:paragraph-rsid="000b56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achary Giuricich</text:p>
      <text:p text:style-name="P1">Elevator Pitch</text:p>
      <text:p text:style-name="P1"/>
      <text:p text:style-name="P1"><text:tab/>The project I have been working on is a campaign manager application for the game Dungeons and Dragons. Dungeons and Dragons is a complex game that involves 2 groups of people, game masters and players. Game masters are what the title would suggest, they run the game and are in complete control of everything that happens, from the rules to the narrative and how the players interact with the world they have created. The players create characters which then live in and interact with the game master’s world. Traditionally the game is run through paper notes keeping track of all the information which quickly becomes disorganized and easy to lose or overlook information. This is exasperated by the scope and amount of uniqueness each game has. This application is meant to be an interface that allows for greater organization and ease of both running and playing the game by having all information in a single conveni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9:43:57.253295438</meta:creation-date>
    <dc:date>2018-10-23T19:54:11.182184953</dc:date>
    <meta:editing-duration>PT10M15S</meta:editing-duration>
    <meta:editing-cycles>1</meta:editing-cycles>
    <meta:document-statistic meta:table-count="0" meta:image-count="0" meta:object-count="0" meta:page-count="1" meta:paragraph-count="3" meta:word-count="161" meta:character-count="966" meta:non-whitespace-character-count="807"/>
    <meta:generator>LibreOffice/6.0.6.2$Linux_X86_64 LibreOffice_project/00m0$Build-2</meta:generator>
  </office:meta>
</office:document-meta>
</file>